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46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16.2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omethod</text:p>
          </table:table-cell>
          <table:table-cell office:value-type="string">
            <text:p>sql类型(add|delete|update|query)</text:p>
          </table:table-cell>
          <table:table-cell office:value-type="string">
            <text:p>相关表格</text:p>
          </table:table-cell>
          <table:table-cell office:value-type="string">
            <text:p>返回数据</text:p>
          </table:table-cell>
        </table:table-row>
        <table:table-row table:style-name="ro2">
          <table:table-cell table:number-columns-repeated="2"/>
          <table:table-cell office:value-type="string">
            <text:p>查询就是关联的表</text:p>
          </table:table-cell>
          <table:table-cell office:value-type="string">
            <text:p>增删改返回数量或者新增或者删除的数据；</text:p>
            <text:p>查询分为count，get，find，及特殊查询（group,max等）</text:p>
          </table:table-cell>
        </table:table-row>
        <table:table-row table:style-name="ro3">
          <table:table-cell office:value-type="string">
            <text:p>updateActivityRefMaxPrice</text:p>
          </table:table-cell>
          <table:table-cell office:value-type="string">
            <text:p>update</text:p>
          </table:table-cell>
          <table:table-cell office:value-type="string">
            <text:p>lunaactivityref</text:p>
          </table:table-cell>
          <table:table-cell office:value-type="string">
            <text:p>modified count</text:p>
          </table:table-cell>
        </table:table-row>
        <table:table-row table:style-name="ro3">
          <table:table-cell office:value-type="string">
            <text:p>getCustomCount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count</text:p>
          </table:table-cell>
        </table:table-row>
        <table:table-row table:style-name="ro3">
          <table:table-cell office:value-type="string">
            <text:p>existsActivityInOtherCamps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get</text:p>
          </table:table-cell>
        </table:table-row>
        <table:table-row table:style-name="ro3">
          <table:table-cell office:value-type="string">
            <text:p>getActivityDetail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get</text:p>
          </table:table-cell>
        </table:table-row>
        <table:table-row table:style-name="ro3">
          <table:table-cell office:value-type="string">
            <text:p>findActivityAuditState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get</text:p>
          </table:table-cell>
        </table:table-row>
        <table:table-row table:style-name="ro3">
          <table:table-cell office:value-type="string">
            <text:p>getActivityRefByCustid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getActivityRefByAdgrpId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validatActivity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findActivityAuditStateMap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findActivityDetail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findActivityRefListByIdList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findActivityBidwordByADGroupIds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findHeadCountByActivityIds</text:p>
          </table:table-cell>
          <table:table-cell office:value-type="string">
            <text:p>query</text:p>
          </table:table-cell>
          <table:table-cell office:value-type="string">
            <text:p>lunaactivityref</text:p>
          </table:table-cell>
          <table:table-cell office:value-type="string">
            <text:p>group by activityid count(1)</text:p>
          </table:table-cell>
        </table:table-row>
        <table:table-row table:style-name="ro3" table:number-rows-repeated="104855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工作表2" table:style-name="ta1">
        <table:table-column table:style-name="co4" table:default-cell-style-name="Default"/>
        <table:table-row table:style-name="ro4">
          <table:table-cell/>
        </table:table-row>
      </table:table>
      <table:table table:name="工作表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ngyue </meta:initial-creator>
    <meta:creation-date>2013-01-25T04:27:23</meta:creation-date>
    <dc:date>2013-01-25T17:45:32</dc:date>
    <dc:creator>dingyue </dc:creator>
    <meta:editing-duration>PT13H16M48S</meta:editing-duration>
    <meta:editing-cycles>29</meta:editing-cycles>
    <meta:generator>LibreOffice/3.5$Linux_x86 LibreOffice_project/350m1$Build-2</meta:generator>
    <meta:document-statistic meta:table-count="3" meta:cell-count="58" meta:object-count="0"/>
  </office:meta>
</office:document-meta>
</file>